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40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rush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4:59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305" calcext:value-type="float">
            <text:p>0.3305</text:p>
          </table:table-cell>
          <table:table-cell office:value-type="float" office:value="17.7279" calcext:value-type="float">
            <text:p>17.727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6588" calcext:value-type="float">
            <text:p>0.65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4:59:1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209" calcext:value-type="float">
            <text:p>0.3209</text:p>
          </table:table-cell>
          <table:table-cell office:value-type="float" office:value="17.7155" calcext:value-type="float">
            <text:p>17.71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6707" calcext:value-type="float">
            <text:p>0.67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4:59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552" calcext:value-type="float">
            <text:p>0.3552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0.9276" calcext:value-type="float">
            <text:p>0.9276</text:p>
          </table:table-cell>
          <table:table-cell office:value-type="float" office:value="0.635" calcext:value-type="float">
            <text:p>0.6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4:59:4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456" calcext:value-type="float">
            <text:p>0.3456</text:p>
          </table:table-cell>
          <table:table-cell office:value-type="float" office:value="17.653" calcext:value-type="float">
            <text:p>17.65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45" calcext:value-type="float">
            <text:p>0.6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4:59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205" calcext:value-type="float">
            <text:p>0.320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701" calcext:value-type="float">
            <text:p>0.67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0:0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468" calcext:value-type="float">
            <text:p>0.3468</text:p>
          </table:table-cell>
          <table:table-cell office:value-type="float" office:value="17.4275" calcext:value-type="float">
            <text:p>17.427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6425" calcext:value-type="float">
            <text:p>0.64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02:06.856531708</dc:date>
    <meta:editing-duration>PT1M9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